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5C2D91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5C2D91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B7DEE8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B7DEE8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FDE6A5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B7DEE8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FDE6A5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fo:background-color="#B7DEE8"/>
    </style:style>
    <style:style style:name="ce13" style:family="table-cell" style:parent-style-name="Default" style:data-style-name="N0">
      <style:table-cell-properties fo:border="thin solid #000000" fo:background-color="#FDE6A5"/>
    </style:style>
    <style:style style:name="ce14" style:family="table-cell" style:parent-style-name="Default" style:data-style-name="N0">
      <style:table-cell-properties fo:border="thin solid #000000" fo:background-color="#92D050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4.07458333333333cm"/>
    </style:style>
    <style:style style:name="co6" style:family="table-column">
      <style:table-column-properties fo:break-before="auto" style:column-width="4.10104166666667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">
            <text:p>EJERCICIO 1</text:p>
          </table:table-cell>
          <table:table-cell table:number-columns-repeated="9" table:style-name="ce3"/>
          <table:table-cell table:number-columns-repeated="16374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Wtime</text:p>
          </table:table-cell>
          <table:table-cell table:style-name="ce6"/>
          <table:table-cell table:style-name="ce7"/>
          <table:table-cell office:value-type="string" table:style-name="ce7">
            <text:p>Aceleración</text:p>
          </table:table-cell>
          <table:table-cell table:style-name="ce7"/>
          <table:table-cell table:style-name="ce8"/>
          <table:table-cell office:value-type="string" table:style-name="ce8">
            <text:p>Eficiencia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Intentos</text:p>
          </table:table-cell>
          <table:table-cell office:value-type="string" table:style-name="ce9">
            <text:p>1 000</text:p>
          </table:table-cell>
          <table:table-cell office:value-type="string" table:style-name="ce9">
            <text:p>10 000</text:p>
          </table:table-cell>
          <table:table-cell office:value-type="string" table:style-name="ce9">
            <text:p>100 000</text:p>
          </table:table-cell>
          <table:table-cell office:value-type="string" table:style-name="ce10">
            <text:p>1 000</text:p>
          </table:table-cell>
          <table:table-cell office:value-type="string" table:style-name="ce10">
            <text:p>10 000</text:p>
          </table:table-cell>
          <table:table-cell office:value-type="string" table:style-name="ce10">
            <text:p>100 000</text:p>
          </table:table-cell>
          <table:table-cell office:value-type="string" table:style-name="ce11">
            <text:p>1 000</text:p>
          </table:table-cell>
          <table:table-cell office:value-type="string" table:style-name="ce11">
            <text:p>10 000</text:p>
          </table:table-cell>
          <table:table-cell office:value-type="string" table:style-name="ce11">
            <text:p>100 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 Proceso</text:p>
          </table:table-cell>
          <table:table-cell office:value-type="float" office:value="7.6174700000000001E-4" table:style-name="ce12">
            <text:p>0,000761747</text:p>
          </table:table-cell>
          <table:table-cell office:value-type="float" office:value="5.3098210000000002E-3" table:style-name="ce12">
            <text:p>0,005309821</text:p>
          </table:table-cell>
          <table:table-cell office:value-type="float" office:value="5.1626100000000001E-2" table:style-name="ce12">
            <text:p>0,0516261</text:p>
          </table:table-cell>
          <table:table-cell office:value-type="float" office:value="1" table:formula="of:=[.B4] / [.B4]" table:style-name="ce13">
            <text:p>1</text:p>
          </table:table-cell>
          <table:table-cell office:value-type="float" office:value="1" table:formula="of:=[.C4] / [.C4]" table:style-name="ce13">
            <text:p>1</text:p>
          </table:table-cell>
          <table:table-cell office:value-type="float" office:value="1" table:formula="of:=[.D4] / [.D4]" table:style-name="ce13">
            <text:p>1</text:p>
          </table:table-cell>
          <table:table-cell office:value-type="float" office:value="1" table:formula="of:=[.E4] / 1" table:style-name="ce14">
            <text:p>1</text:p>
          </table:table-cell>
          <table:table-cell office:value-type="float" office:value="1" table:formula="of:=[.F4] / 1" table:style-name="ce14">
            <text:p>1</text:p>
          </table:table-cell>
          <table:table-cell office:value-type="float" office:value="1" table:formula="of:=[.G4] / 1" table:style-name="ce14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2 Procesos</text:p>
          </table:table-cell>
          <table:table-cell office:value-type="float" office:value="5.9914600000000005E-4" table:style-name="ce12">
            <text:p>0,000599146</text:p>
          </table:table-cell>
          <table:table-cell office:value-type="float" office:value="2.7985620000000001E-3" table:style-name="ce12">
            <text:p>0,002798562</text:p>
          </table:table-cell>
          <table:table-cell office:value-type="float" office:value="2.53251E-2" table:style-name="ce12">
            <text:p>0,0253251</text:p>
          </table:table-cell>
          <table:table-cell office:value-type="float" office:value="1.2713879421710232" table:formula="of:= [.B4] / [.B5]" table:style-name="ce13">
            <text:p>1,271387942</text:p>
          </table:table-cell>
          <table:table-cell office:value-type="float" office:value="1.8973390619896933" table:formula="of:= [.C4] / [.C5]" table:style-name="ce13">
            <text:p>1,897339062</text:p>
          </table:table-cell>
          <table:table-cell office:value-type="float" office:value="2.0385348922610373" table:formula="of:= [.D4] / [.D5]" table:style-name="ce13">
            <text:p>2,038534892</text:p>
          </table:table-cell>
          <table:table-cell office:value-type="float" office:value="0.63569397108551162" table:formula="of:=[.E5] / 2" table:style-name="ce14">
            <text:p>0,635693971</text:p>
          </table:table-cell>
          <table:table-cell office:value-type="float" office:value="0.94866953099484663" table:formula="of:=[.F5] / 2" table:style-name="ce14">
            <text:p>0,948669531</text:p>
          </table:table-cell>
          <table:table-cell office:value-type="float" office:value="1.0192674461305187" table:formula="of:=[.G5] / 2" table:style-name="ce14">
            <text:p>1,01926744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4 Procesos</text:p>
          </table:table-cell>
          <table:table-cell office:value-type="float" office:value="2.7728099999999999E-4" table:style-name="ce12">
            <text:p>0,000277281</text:p>
          </table:table-cell>
          <table:table-cell office:value-type="float" office:value="1.755241E-3" table:style-name="ce12">
            <text:p>0,001755241</text:p>
          </table:table-cell>
          <table:table-cell office:value-type="float" office:value="1.29719E-2" table:style-name="ce12">
            <text:p>0,0129719</text:p>
          </table:table-cell>
          <table:table-cell office:value-type="float" office:value="2.7472022965872167" table:formula="of:=[.B4] / [.B6]" table:style-name="ce13">
            <text:p>2,747202297</text:p>
          </table:table-cell>
          <table:table-cell office:value-type="float" office:value="3.0251236155035119" table:formula="of:=[.C4] / [.C6]" table:style-name="ce13">
            <text:p>3,025123616</text:p>
          </table:table-cell>
          <table:table-cell office:value-type="float" office:value="3.9798410410194345" table:formula="of:=[.D4] / [.D6]" table:style-name="ce13">
            <text:p>3,979841041</text:p>
          </table:table-cell>
          <table:table-cell office:value-type="float" office:value="0.68680057414680418" table:formula="of:=[.E6] / 4" table:style-name="ce14">
            <text:p>0,686800574</text:p>
          </table:table-cell>
          <table:table-cell office:value-type="float" office:value="0.75628090387587799" table:formula="of:=[.F6] / 4" table:style-name="ce14">
            <text:p>0,756280904</text:p>
          </table:table-cell>
          <table:table-cell office:value-type="float" office:value="0.99496026025485862" table:formula="of:=[.G6] / 4" table:style-name="ce14">
            <text:p>0,9949602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8 Procesos</text:p>
          </table:table-cell>
          <table:table-cell office:value-type="float" office:value="5.2690500000000004E-4" table:style-name="ce12">
            <text:p>0,000526905</text:p>
          </table:table-cell>
          <table:table-cell office:value-type="float" office:value="8.9430800000000002E-4" table:style-name="ce12">
            <text:p>0,000894308</text:p>
          </table:table-cell>
          <table:table-cell office:value-type="float" office:value="7.6550610000000003E-3" table:style-name="ce12">
            <text:p>0,007655061</text:p>
          </table:table-cell>
          <table:table-cell office:value-type="float" office:value="1.4457008379119576" table:formula="of:=[.B4] / [.B7]" table:style-name="ce13">
            <text:p>1,445700838</text:p>
          </table:table-cell>
          <table:table-cell office:value-type="float" office:value="5.9373515612071008" table:formula="of:=[.C4] / [.C7]" table:style-name="ce13">
            <text:p>5,937351561</text:p>
          </table:table-cell>
          <table:table-cell office:value-type="float" office:value="6.7440481532413656" table:formula="of:=[.D4] / [.D7]" table:style-name="ce13">
            <text:p>6,744048153</text:p>
          </table:table-cell>
          <table:table-cell office:value-type="float" office:value="0.1807126047389947" table:formula="of:=[.E7] / 8" table:style-name="ce14">
            <text:p>0,180712605</text:p>
          </table:table-cell>
          <table:table-cell office:value-type="float" office:value="0.7421689451508876" table:formula="of:=[.F7] / 8" table:style-name="ce14">
            <text:p>0,742168945</text:p>
          </table:table-cell>
          <table:table-cell office:value-type="float" office:value="0.8430060191551707" table:formula="of:=[.G7] / 8" table:style-name="ce14">
            <text:p>0,843006019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JERCICIO 2</text:p>
          </table:table-cell>
          <table:table-cell table:number-columns-repeated="9" table:style-name="ce3"/>
          <table:table-cell table:number-columns-repeated="16374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Wtime</text:p>
          </table:table-cell>
          <table:table-cell table:style-name="ce6"/>
          <table:table-cell table:style-name="ce7"/>
          <table:table-cell office:value-type="string" table:style-name="ce7">
            <text:p>Aceleración</text:p>
          </table:table-cell>
          <table:table-cell table:style-name="ce7"/>
          <table:table-cell table:style-name="ce8"/>
          <table:table-cell office:value-type="string" table:style-name="ce8">
            <text:p>Eficiencia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Intentos</text:p>
          </table:table-cell>
          <table:table-cell office:value-type="string" table:style-name="ce9">
            <text:p>1 000</text:p>
          </table:table-cell>
          <table:table-cell office:value-type="string" table:style-name="ce9">
            <text:p>10 000</text:p>
          </table:table-cell>
          <table:table-cell office:value-type="string" table:style-name="ce9">
            <text:p>100 000</text:p>
          </table:table-cell>
          <table:table-cell office:value-type="string" table:style-name="ce10">
            <text:p>1 000</text:p>
          </table:table-cell>
          <table:table-cell office:value-type="string" table:style-name="ce10">
            <text:p>10 000</text:p>
          </table:table-cell>
          <table:table-cell office:value-type="string" table:style-name="ce10">
            <text:p>100 000</text:p>
          </table:table-cell>
          <table:table-cell office:value-type="string" table:style-name="ce11">
            <text:p>1 000</text:p>
          </table:table-cell>
          <table:table-cell office:value-type="string" table:style-name="ce11">
            <text:p>10 000</text:p>
          </table:table-cell>
          <table:table-cell office:value-type="string" table:style-name="ce11">
            <text:p>100 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 Proceso</text:p>
          </table:table-cell>
          <table:table-cell office:value-type="float" office:value="1.57E-3" table:style-name="ce12">
            <text:p>0,00157</text:p>
          </table:table-cell>
          <table:table-cell office:value-type="float" office:value="1.9449999999999999E-3" table:style-name="ce12">
            <text:p>0,001945</text:p>
          </table:table-cell>
          <table:table-cell office:value-type="float" office:value="1.6410000000000001E-2" table:style-name="ce12">
            <text:p>0,01641</text:p>
          </table:table-cell>
          <table:table-cell office:value-type="float" office:value="1" table:formula="of:=[.B12] / [.B12]" table:style-name="ce13">
            <text:p>1</text:p>
          </table:table-cell>
          <table:table-cell office:value-type="float" office:value="1" table:formula="of:=[.C12] / [.C12]" table:style-name="ce13">
            <text:p>1</text:p>
          </table:table-cell>
          <table:table-cell office:value-type="float" office:value="1" table:formula="of:=[.D12] / [.D12]" table:style-name="ce13">
            <text:p>1</text:p>
          </table:table-cell>
          <table:table-cell office:value-type="float" office:value="1" table:formula="of:=[.E12] / 1" table:style-name="ce14">
            <text:p>1</text:p>
          </table:table-cell>
          <table:table-cell office:value-type="float" office:value="1" table:formula="of:=[.F12] / 1" table:style-name="ce14">
            <text:p>1</text:p>
          </table:table-cell>
          <table:table-cell office:value-type="float" office:value="1" table:formula="of:=[.G12] / 1" table:style-name="ce14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2 Procesos</text:p>
          </table:table-cell>
          <table:table-cell office:value-type="float" office:value="8.1999999999999998E-4" table:style-name="ce12">
            <text:p>0,00082</text:p>
          </table:table-cell>
          <table:table-cell office:value-type="float" office:value="9.2500000000000004E-4" table:style-name="ce12">
            <text:p>0,000925</text:p>
          </table:table-cell>
          <table:table-cell office:value-type="float" office:value="1.0489999999999999E-2" table:style-name="ce12">
            <text:p>0,01049</text:p>
          </table:table-cell>
          <table:table-cell office:value-type="float" office:value="1.9146341463414636" table:formula="of:= [.B12] / [.B13]" table:style-name="ce13">
            <text:p>1,914634146</text:p>
          </table:table-cell>
          <table:table-cell office:value-type="float" office:value="2.1027027027027025" table:formula="of:= [.C12] / [.C13]" table:style-name="ce13">
            <text:p>2,102702703</text:p>
          </table:table-cell>
          <table:table-cell office:value-type="float" office:value="1.5643469971401336" table:formula="of:= [.D12] / [.D13]" table:style-name="ce13">
            <text:p>1,564346997</text:p>
          </table:table-cell>
          <table:table-cell office:value-type="float" office:value="0.95731707317073178" table:formula="of:=[.E13] / 2" table:style-name="ce14">
            <text:p>0,957317073</text:p>
          </table:table-cell>
          <table:table-cell office:value-type="float" office:value="1.0513513513513513" table:formula="of:=[.F13] / 2" table:style-name="ce14">
            <text:p>1,051351351</text:p>
          </table:table-cell>
          <table:table-cell office:value-type="float" office:value="0.78217349857006679" table:formula="of:=[.G13] / 2" table:style-name="ce14">
            <text:p>0,78217349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4 Procesos</text:p>
          </table:table-cell>
          <table:table-cell office:value-type="float" office:value="4.8999999999999998E-4" table:style-name="ce12">
            <text:p>0,00049</text:p>
          </table:table-cell>
          <table:table-cell office:value-type="float" office:value="8.2299999999999995E-4" table:style-name="ce12">
            <text:p>0,000823</text:p>
          </table:table-cell>
          <table:table-cell office:value-type="float" office:value="5.2500000000000003E-3" table:style-name="ce12">
            <text:p>0,00525</text:p>
          </table:table-cell>
          <table:table-cell office:value-type="float" office:value="3.2040816326530615" table:formula="of:=[.B12] / [.B14]" table:style-name="ce13">
            <text:p>3,204081633</text:p>
          </table:table-cell>
          <table:table-cell office:value-type="float" office:value="2.3633049817739975" table:formula="of:=[.C12] / [.C14]" table:style-name="ce13">
            <text:p>2,363304982</text:p>
          </table:table-cell>
          <table:table-cell office:value-type="float" office:value="3.1257142857142859" table:formula="of:=[.D12] / [.D14]" table:style-name="ce13">
            <text:p>3,125714286</text:p>
          </table:table-cell>
          <table:table-cell office:value-type="float" office:value="0.80102040816326536" table:formula="of:=[.E14] / 4" table:style-name="ce14">
            <text:p>0,801020408</text:p>
          </table:table-cell>
          <table:table-cell office:value-type="float" office:value="0.59082624544349938" table:formula="of:=[.F14] / 4" table:style-name="ce14">
            <text:p>0,590826245</text:p>
          </table:table-cell>
          <table:table-cell office:value-type="float" office:value="0.78142857142857147" table:formula="of:=[.G14] / 4" table:style-name="ce14">
            <text:p>0,78142857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8 Procesos</text:p>
          </table:table-cell>
          <table:table-cell office:value-type="float" office:value="2.1199999999999999E-3" table:style-name="ce12">
            <text:p>0,00212</text:p>
          </table:table-cell>
          <table:table-cell office:value-type="float" office:value="7.9100000000000004E-4" table:style-name="ce12">
            <text:p>0,000791</text:p>
          </table:table-cell>
          <table:table-cell office:value-type="float" office:value="2.7399999999999998E-3" table:style-name="ce12">
            <text:p>0,00274</text:p>
          </table:table-cell>
          <table:table-cell office:value-type="float" office:value="0.74056603773584906" table:formula="of:=[.B12] / [.B15]" table:style-name="ce13">
            <text:p>0,740566038</text:p>
          </table:table-cell>
          <table:table-cell office:value-type="float" office:value="2.4589127686472816" table:formula="of:=[.C12] / [.C15]" table:style-name="ce13">
            <text:p>2,458912769</text:p>
          </table:table-cell>
          <table:table-cell office:value-type="float" office:value="5.9890510948905114" table:formula="of:=[.D12] / [.D15]" table:style-name="ce13">
            <text:p>5,989051095</text:p>
          </table:table-cell>
          <table:table-cell office:value-type="float" office:value="9.2570754716981132E-2" table:formula="of:=[.E15] / 8" table:style-name="ce14">
            <text:p>0,092570755</text:p>
          </table:table-cell>
          <table:table-cell office:value-type="float" office:value="0.3073640960809102" table:formula="of:=[.F15] / 8" table:style-name="ce14">
            <text:p>0,307364096</text:p>
          </table:table-cell>
          <table:table-cell office:value-type="float" office:value="0.74863138686131392" table:formula="of:=[.G15] / 8" table:style-name="ce14">
            <text:p>0,748631387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JERCICIO 3</text:p>
          </table:table-cell>
          <table:table-cell table:number-columns-repeated="9" table:style-name="ce3"/>
          <table:table-cell table:number-columns-repeated="16374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Wtime</text:p>
          </table:table-cell>
          <table:table-cell table:style-name="ce6"/>
          <table:table-cell table:style-name="ce7"/>
          <table:table-cell office:value-type="string" table:style-name="ce7">
            <text:p>Aceleración</text:p>
          </table:table-cell>
          <table:table-cell table:style-name="ce7"/>
          <table:table-cell table:style-name="ce8"/>
          <table:table-cell office:value-type="string" table:style-name="ce8">
            <text:p>Eficiencia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Intentos</text:p>
          </table:table-cell>
          <table:table-cell office:value-type="string" table:style-name="ce9">
            <text:p>1 000</text:p>
          </table:table-cell>
          <table:table-cell office:value-type="string" table:style-name="ce9">
            <text:p>10 000</text:p>
          </table:table-cell>
          <table:table-cell office:value-type="string" table:style-name="ce9">
            <text:p>100 000</text:p>
          </table:table-cell>
          <table:table-cell office:value-type="string" table:style-name="ce10">
            <text:p>1 000</text:p>
          </table:table-cell>
          <table:table-cell office:value-type="string" table:style-name="ce10">
            <text:p>10 000</text:p>
          </table:table-cell>
          <table:table-cell office:value-type="string" table:style-name="ce10">
            <text:p>100 000</text:p>
          </table:table-cell>
          <table:table-cell office:value-type="string" table:style-name="ce11">
            <text:p>1 000</text:p>
          </table:table-cell>
          <table:table-cell office:value-type="string" table:style-name="ce11">
            <text:p>10 000</text:p>
          </table:table-cell>
          <table:table-cell office:value-type="string" table:style-name="ce11">
            <text:p>100 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 Proceso</text:p>
          </table:table-cell>
          <table:table-cell office:value-type="float" office:value="2.6432000000000001E-3" table:style-name="ce12">
            <text:p>0,0026432</text:p>
          </table:table-cell>
          <table:table-cell office:value-type="float" office:value="7.1209999999999996E-2" table:style-name="ce12">
            <text:p>0,07121</text:p>
          </table:table-cell>
          <table:table-cell office:value-type="float" office:value="4.58" table:style-name="ce12">
            <text:p>4,58</text:p>
          </table:table-cell>
          <table:table-cell office:value-type="float" office:value="1" table:formula="of:=[.B20] / [.B20]" table:style-name="ce13">
            <text:p>1</text:p>
          </table:table-cell>
          <table:table-cell office:value-type="float" office:value="1" table:formula="of:=[.C20] / [.C20]" table:style-name="ce13">
            <text:p>1</text:p>
          </table:table-cell>
          <table:table-cell office:value-type="float" office:value="1" table:formula="of:=[.D20] / [.D20]" table:style-name="ce13">
            <text:p>1</text:p>
          </table:table-cell>
          <table:table-cell office:value-type="float" office:value="1" table:formula="of:=[.E20] / 1" table:style-name="ce14">
            <text:p>1</text:p>
          </table:table-cell>
          <table:table-cell office:value-type="float" office:value="1" table:formula="of:=[.F20] / 1" table:style-name="ce14">
            <text:p>1</text:p>
          </table:table-cell>
          <table:table-cell office:value-type="float" office:value="1" table:formula="of:=[.G20] / 1" table:style-name="ce14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2 Procesos</text:p>
          </table:table-cell>
          <table:table-cell office:value-type="float" office:value="1.4080799999999999E-3" table:style-name="ce12">
            <text:p>0,00140808</text:p>
          </table:table-cell>
          <table:table-cell office:value-type="float" office:value="4.1110000000000001E-2" table:style-name="ce12">
            <text:p>0,04111</text:p>
          </table:table-cell>
          <table:table-cell office:value-type="float" office:value="2.73" table:style-name="ce12">
            <text:p>2,73</text:p>
          </table:table-cell>
          <table:table-cell office:value-type="float" office:value="1.8771660701096531" table:formula="of:= [.B20] / [.B21]" table:style-name="ce13">
            <text:p>1,87716607</text:p>
          </table:table-cell>
          <table:table-cell office:value-type="float" office:value="1.7321819508635368" table:formula="of:= [.C20] / [.C21]" table:style-name="ce13">
            <text:p>1,732181951</text:p>
          </table:table-cell>
          <table:table-cell office:value-type="float" office:value="1.6776556776556777" table:formula="of:= [.D20] / [.D21]" table:style-name="ce13">
            <text:p>1,677655678</text:p>
          </table:table-cell>
          <table:table-cell office:value-type="float" office:value="0.93858303505482654" table:formula="of:=[.E21] / 2" table:style-name="ce14">
            <text:p>0,938583035</text:p>
          </table:table-cell>
          <table:table-cell office:value-type="float" office:value="0.86609097543176838" table:formula="of:=[.F21] / 2" table:style-name="ce14">
            <text:p>0,866090975</text:p>
          </table:table-cell>
          <table:table-cell office:value-type="float" office:value="0.83882783882783885" table:formula="of:=[.G21] / 2" table:style-name="ce14">
            <text:p>0,83882783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4 Procesos</text:p>
          </table:table-cell>
          <table:table-cell office:value-type="float" office:value="1.9903999999999998E-3" table:style-name="ce12">
            <text:p>0,0019904</text:p>
          </table:table-cell>
          <table:table-cell office:value-type="float" office:value="2.1339E-2" table:style-name="ce12">
            <text:p>0,021339</text:p>
          </table:table-cell>
          <table:table-cell office:value-type="float" office:value="1.44" table:style-name="ce12">
            <text:p>1,44</text:p>
          </table:table-cell>
          <table:table-cell office:value-type="float" office:value="1.3279742765273312" table:formula="of:=[.B20] / [.B22]" table:style-name="ce13">
            <text:p>1,327974277</text:p>
          </table:table-cell>
          <table:table-cell office:value-type="float" office:value="3.3370823375041003" table:formula="of:=[.C20] / [.C22]" table:style-name="ce13">
            <text:p>3,337082338</text:p>
          </table:table-cell>
          <table:table-cell office:value-type="float" office:value="3.1805555555555558" table:formula="of:=[.D20] / [.D22]" table:style-name="ce13">
            <text:p>3,180555556</text:p>
          </table:table-cell>
          <table:table-cell office:value-type="float" office:value="0.33199356913183281" table:formula="of:=[.E22] / 4" table:style-name="ce14">
            <text:p>0,331993569</text:p>
          </table:table-cell>
          <table:table-cell office:value-type="float" office:value="0.83427058437602508" table:formula="of:=[.F22] / 4" table:style-name="ce14">
            <text:p>0,834270584</text:p>
          </table:table-cell>
          <table:table-cell office:value-type="float" office:value="0.79513888888888895" table:formula="of:=[.G22] / 4" table:style-name="ce14">
            <text:p>0,79513888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8 Procesos</text:p>
          </table:table-cell>
          <table:table-cell office:value-type="float" office:value="1.2830000000000001E-3" table:style-name="ce12">
            <text:p>0,001283</text:p>
          </table:table-cell>
          <table:table-cell office:value-type="float" office:value="1.6618000000000001E-2" table:style-name="ce12">
            <text:p>0,016618</text:p>
          </table:table-cell>
          <table:table-cell office:value-type="float" office:value="1.0900000000000001" table:style-name="ce12">
            <text:p>1,09</text:p>
          </table:table-cell>
          <table:table-cell office:value-type="float" office:value="2.0601714731098988" table:formula="of:=[.B20] / [.B23]" table:style-name="ce13">
            <text:p>2,060171473</text:p>
          </table:table-cell>
          <table:table-cell office:value-type="float" office:value="4.285112528583463" table:formula="of:=[.C20] / [.C23]" table:style-name="ce13">
            <text:p>4,285112529</text:p>
          </table:table-cell>
          <table:table-cell office:value-type="float" office:value="4.2018348623853212" table:formula="of:=[.D20] / [.D23]" table:style-name="ce13">
            <text:p>4,201834862</text:p>
          </table:table-cell>
          <table:table-cell office:value-type="float" office:value="0.25752143413873735" table:formula="of:=[.E23] / 8" table:style-name="ce14">
            <text:p>0,257521434</text:p>
          </table:table-cell>
          <table:table-cell office:value-type="float" office:value="0.53563906607293288" table:formula="of:=[.F23] / 8" table:style-name="ce14">
            <text:p>0,535639066</text:p>
          </table:table-cell>
          <table:table-cell office:value-type="float" office:value="0.52522935779816515" table:formula="of:=[.G23] / 8" table:style-name="ce14">
            <text:p>0,525229358</text:p>
          </table:table-cell>
          <table:table-cell table:number-columns-repeated="16374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Lester Cordero Murrillo</dc:creator>
    <meta:creation-date>2006-09-16T00:00:00Z</meta:creation-date>
    <dc:date>2018-11-06T03:35:42Z</dc:date>
    <meta:editing-cycles>2</meta:editing-cycles>
    <meta:editing-duration>PT464S</meta:editing-duration>
  </office:meta>
</office:document-meta>
</file>